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60bc" officeooo:paragraph-rsid="000360b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360bc" officeooo:paragraph-rsid="000360bc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360bc" officeooo:paragraph-rsid="000360b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360bc" officeooo:paragraph-rsid="000360b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4a1b5" officeooo:paragraph-rsid="0004a1b5" style:font-size-asian="12.25pt" style:font-weight-asian="normal" style:font-size-complex="14pt" style:font-weight-complex="normal"/>
    </style:style>
    <style:style style:name="T1" style:family="text">
      <style:text-properties officeooo:rsid="0004a1b5"/>
    </style:style>
    <style:style style:name="T2" style:family="text">
      <style:text-properties officeooo:rsid="00060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_<text:span text:style-name="T1">Back</text:span></text:p>
      <text:p text:style-name="P2"/>
      <text:p text:style-name="P3">Composants</text:p>
      <text:p text:style-name="P4">- Le module <text:span text:style-name="T1">Recherche_controle</text:span></text:p>
      <text:p text:style-name="P4">- Le module <text:span text:style-name="T1">Recherche_article</text:span></text:p>
      <text:p text:style-name="P4">- Le module <text:span text:style-name="T1">Article_preprocessing</text:span></text:p>
      <text:p text:style-name="P4">- <text:span text:style-name="T1">Le module Clustering_processing</text:span></text:p>
      <text:p text:style-name="P4"/>
      <text:p text:style-name="P5">Pour chaque requête de recherche, nous aurons tous ces modules qui <text:span text:style-name="T2">seront crées et seront affilié que à cette unique requête. Il nous faudra donc beaucoup de coeur afin de lancer beaucoup de processus de recherche à la fois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31:47.851753969</meta:creation-date>
    <dc:date>2022-03-24T21:35:43.414673896</dc:date>
    <meta:editing-duration>PT14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57" meta:character-count="371" meta:non-whitespace-character-count="321"/>
  </office:meta>
</office:document-meta>
</file>